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cheme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Q(t)</text:p>
          </table:table-cell>
          <table:table-cell table:style-name="ce1" office:value-type="string" calcext:value-type="string">
            <text:p>Q(t+1)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cheme2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Q(t)</text:p>
          </table:table-cell>
          <table:table-cell table:style-name="ce1" office:value-type="string" calcext:value-type="string">
            <text:p>Q(t+1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cheme3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Q(t)</text:p>
          </table:table-cell>
          <table:table-cell table:style-name="ce1" office:value-type="string" calcext:value-type="string">
            <text:p>Q(t+1)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</table:table>
      <table:table table:name="scheme4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Q(t)</text:p>
          </table:table-cell>
          <table:table-cell table:style-name="ce1" office:value-type="string" calcext:value-type="string">
            <text:p>Q(t+1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cheme5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Q(t)</text:p>
          </table:table-cell>
          <table:table-cell table:style-name="ce1" office:value-type="string" calcext:value-type="string">
            <text:p>Q(t+1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0.00.0000</text:date>, <text:time style:data-style-name="N2" text:time-value="16:04:26.20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6:02:37.154000000</meta:creation-date>
    <dc:date>2020-03-11T16:31:56.374000000</dc:date>
    <meta:editing-duration>PT27M43S</meta:editing-duration>
    <meta:editing-cycles>5</meta:editing-cycles>
    <meta:generator>LibreOffice/4.4.0.3$Windows_x86 LibreOffice_project/de093506bcdc5fafd9023ee680b8c60e3e0645d7</meta:generator>
    <meta:document-statistic meta:table-count="5" meta:cell-count="178" meta:object-count="0"/>
  </office:meta>
</office:document-meta>
</file>